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T1_7" style:family="text">
      <style:text-properties fo:font-weight="bold" style:font-weight-asian="bold" style:font-weight-complex="bold"/>
    </style:style>
    <style:style style:name="T1_8" style:family="text">
      <style:text-properties fo:font-weight="bold" style:font-weight-asian="bold" style:font-weight-complex="bold"/>
    </style:style>
    <style:style style:name="T1_9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P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/>
    </style:style>
    <style:style style:name="T5_2" style:family="text">
      <style:text-properties fo:font-weight="bold" style:font-weight-asian="bold" style:font-weight-complex="bold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0.661cm"/>
          <style:tab-stop style:type="left" style:leader-style="none" style:position="-0.026cm"/>
          <style:tab-stop style:type="left" style:leader-style="none" style:position="0.609cm"/>
          <style:tab-stop style:type="left" style:leader-style="none" style:position="1.244cm"/>
        </style:tab-stops>
      </style:paragraph-properties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>
      <style:text-properties fo:color="#1155cc" style:text-underline-style="solid" style:text-underline-color="font-color"/>
    </style:style>
    <style:style style:name="T7_13" style:family="text"/>
    <style:style style:name="T7_14" style:family="text">
      <style:text-properties fo:color="#1155cc" style:text-underline-style="solid" style:text-underline-color="font-color"/>
    </style:style>
    <style:style style:name="T7_15" style:family="text"/>
    <style:style style:name="T7_16" style:family="text">
      <style:text-properties fo:color="#1155cc" style:text-underline-style="solid" style:text-underline-color="font-color"/>
    </style:style>
    <style:style style:name="T7_17" style:family="text"/>
    <style:style style:name="T7_18" style:family="text">
      <style:text-properties fo:color="#1155cc" style:text-underline-style="solid" style:text-underline-color="font-color"/>
    </style:style>
    <style:style style:name="T7_19" style:family="text"/>
    <style:style style:name="T7_20" style:family="text">
      <style:text-properties fo:color="#1155cc" style:text-underline-style="solid" style:text-underline-color="font-color"/>
    </style:style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P8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P9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P10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0.661cm"/>
          <style:tab-stop style:type="left" style:leader-style="none" style:position="-0.026cm"/>
          <style:tab-stop style:type="left" style:leader-style="none" style:position="0.609cm"/>
          <style:tab-stop style:type="left" style:leader-style="none" style:position="1.244cm"/>
        </style:tab-stops>
      </style:paragraph-properties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>
      <style:text-properties fo:font-weight="bold" style:font-weight-asian="bold" style:font-weight-complex="bold"/>
    </style:style>
    <style:style style:name="T10_14" style:family="text"/>
    <style:style style:name="T10_15" style:family="text"/>
    <style:style style:name="T10_16" style:family="text"/>
    <style:style style:name="P11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>
      <style:text-properties fo:font-weight="bold" style:font-weight-asian="bold" style:font-weight-complex="bold"/>
    </style:style>
    <style:style style:name="T11_28" style:family="text">
      <style:text-properties fo:font-weight="bold" style:font-weight-asian="bold" style:font-weight-complex="bold"/>
    </style:style>
    <style:style style:name="T11_29" style:family="text">
      <style:text-properties fo:font-weight="bold" style:font-weight-asian="bold" style:font-weight-complex="bold"/>
    </style:style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P12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>
      <style:text-properties fo:font-weight="bold" style:font-weight-asian="bold" style:font-weight-complex="bold"/>
    </style:style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>
      <style:text-properties fo:font-style="italic" style:font-style-asian="italic" style:font-style-complex="italic"/>
    </style:style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P13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>
      <style:text-properties fo:font-weight="bold" style:font-weight-asian="bold" style:font-weight-complex="bold"/>
    </style:style>
    <style:style style:name="T13_24" style:family="text">
      <style:text-properties fo:font-weight="bold" style:font-weight-asian="bold" style:font-weight-complex="bold"/>
    </style:style>
    <style:style style:name="T13_25" style:family="text">
      <style:text-properties fo:font-weight="bold" style:font-weight-asian="bold" style:font-weight-complex="bold"/>
    </style:style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P14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0.661cm"/>
          <style:tab-stop style:type="left" style:leader-style="none" style:position="-0.026cm"/>
          <style:tab-stop style:type="left" style:leader-style="none" style:position="0.609cm"/>
          <style:tab-stop style:type="left" style:leader-style="none" style:position="1.244cm"/>
        </style:tab-stops>
      </style:paragraph-properties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>
      <style:text-properties fo:font-style="italic" style:font-style-asian="italic" style:font-style-complex="italic"/>
    </style:style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>
      <style:text-properties fo:font-weight="bold" style:font-weight-asian="bold" style:font-weight-complex="bold"/>
    </style:style>
    <style:style style:name="T14_18" style:family="text"/>
    <style:style style:name="T14_19" style:family="text">
      <style:text-properties fo:font-style="italic" style:font-style-asian="italic" style:font-style-complex="italic"/>
    </style:style>
    <style:style style:name="T14_20" style:family="text">
      <style:text-properties fo:font-style="italic" style:font-style-asian="italic" style:font-style-complex="italic"/>
    </style:style>
    <style:style style:name="T14_21" style:family="text">
      <style:text-properties fo:font-style="italic" style:font-style-asian="italic" style:font-style-complex="italic"/>
    </style:style>
    <style:style style:name="T14_22" style:family="text">
      <style:text-properties fo:font-style="italic" style:font-style-asian="italic" style:font-style-complex="italic"/>
    </style:style>
    <style:style style:name="T14_23" style:family="text">
      <style:text-properties fo:font-style="italic" style:font-style-asian="italic" style:font-style-complex="italic"/>
    </style:style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>
      <style:text-properties fo:font-weight="bold" style:font-weight-asian="bold" style:font-weight-complex="bold"/>
    </style:style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>
      <style:text-properties fo:font-style="italic" style:font-style-asian="italic" style:font-style-complex="italic"/>
    </style:style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>
      <style:text-properties fo:font-weight="bold" style:font-weight-asian="bold" style:font-weight-complex="bold"/>
    </style:style>
    <style:style style:name="T14_76" style:family="text"/>
    <style:style style:name="T14_77" style:family="text"/>
    <style:style style:name="T14_78" style:family="text"/>
    <style:style style:name="T14_79" style:family="text">
      <style:text-properties fo:font-weight="bold" style:font-weight-asian="bold" style:font-weight-complex="bold"/>
    </style:style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>
      <style:text-properties fo:font-weight="bold" style:font-weight-asian="bold" style:font-weight-complex="bold"/>
    </style:style>
    <style:style style:name="T14_92" style:family="text"/>
    <style:style style:name="T14_93" style:family="text"/>
    <style:style style:name="T14_94" style:family="text"/>
    <style:style style:name="T14_95" style:family="text"/>
    <style:style style:name="T14_96" style:family="text"/>
    <style:style style:name="T14_97" style:family="text"/>
    <style:style style:name="T14_98" style:family="text"/>
    <style:style style:name="T14_99" style:family="text"/>
    <style:style style:name="T14_100" style:family="text"/>
    <style:style style:name="T14_101" style:family="text"/>
    <style:style style:name="T14_102" style:family="text"/>
    <style:style style:name="T14_103" style:family="text"/>
    <style:style style:name="T14_104" style:family="text"/>
    <style:style style:name="T14_105" style:family="text">
      <style:text-properties fo:font-weight="bold" style:font-weight-asian="bold" style:font-weight-complex="bold"/>
    </style:style>
    <style:style style:name="T14_106" style:family="text"/>
    <style:style style:name="T14_107" style:family="text"/>
    <style:style style:name="T14_108" style:family="text"/>
    <style:style style:name="T14_109" style:family="text"/>
    <style:style style:name="T14_110" style:family="text"/>
    <style:style style:name="T14_111" style:family="text">
      <style:text-properties fo:font-style="italic" style:font-style-asian="italic" style:font-style-complex="italic"/>
    </style:style>
    <style:style style:name="T14_112" style:family="text"/>
    <style:style style:name="T14_113" style:family="text"/>
    <style:style style:name="T14_114" style:family="text"/>
    <style:style style:name="T14_115" style:family="text"/>
    <style:style style:name="T14_116" style:family="text"/>
    <style:style style:name="T14_117" style:family="text"/>
    <style:style style:name="T14_118" style:family="text"/>
    <style:style style:name="T14_119" style:family="text"/>
    <style:style style:name="T14_120" style:family="text"/>
    <style:style style:name="T14_121" style:family="text"/>
    <style:style style:name="T14_122" style:family="text"/>
    <style:style style:name="T14_123" style:family="text"/>
    <style:style style:name="T14_124" style:family="text"/>
    <style:style style:name="T14_125" style:family="text"/>
    <style:style style:name="T14_126" style:family="text"/>
    <style:style style:name="T14_127" style:family="text"/>
    <style:style style:name="T14_128" style:family="text"/>
    <style:style style:name="T14_129" style:family="text"/>
    <style:style style:name="T14_130" style:family="text"/>
    <style:style style:name="T14_131" style:family="text"/>
    <style:style style:name="T14_132" style:family="text"/>
    <style:style style:name="T14_133" style:family="text"/>
    <style:style style:name="T14_134" style:family="text"/>
    <style:style style:name="T14_135" style:family="text"/>
    <style:style style:name="T14_136" style:family="text"/>
    <style:style style:name="P15" style:family="paragraph" style:parent-style-name="Standard">
      <style:paragraph-properties fo:break-before="auto" fo:line-height="115%" fo:margin-top="0cm" fo:margin-bottom="0cm" style:writing-mode="lr-tb">
        <style:tab-stops>
          <style:tab-stop style:type="left" style:leader-style="none" style:position="-0.661cm"/>
          <style:tab-stop style:type="left" style:leader-style="none" style:position="-0.026cm"/>
          <style:tab-stop style:type="left" style:leader-style="none" style:position="0.609cm"/>
          <style:tab-stop style:type="left" style:leader-style="none" style:position="1.244cm"/>
        </style:tab-stops>
      </style:paragraph-properties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>
      <style:text-properties fo:color="#1155cc" style:text-underline-style="solid" style:text-underline-color="font-color"/>
    </style:style>
    <style:style style:name="T15_68" style:family="text"/>
    <style:style style:name="T15_69" style:family="text">
      <style:text-properties fo:color="#1155cc" style:text-underline-style="solid" style:text-underline-color="font-color"/>
    </style:style>
    <style:style style:name="T15_70" style:family="text"/>
    <style:style style:name="T15_71" style:family="text">
      <style:text-properties fo:color="#1155cc" style:text-underline-style="solid" style:text-underline-color="font-color"/>
    </style:style>
    <style:style style:name="T15_72" style:family="text"/>
    <style:style style:name="T15_73" style:family="text">
      <style:text-properties fo:color="#1155cc" style:text-underline-style="solid" style:text-underline-color="font-color"/>
    </style:style>
    <style:style style:name="T15_74" style:family="text"/>
    <style:style style:name="T15_75" style:family="text">
      <style:text-properties fo:color="#1155cc" style:text-underline-style="solid" style:text-underline-color="font-color"/>
    </style:style>
    <style:style style:name="T15_76" style:family="text"/>
    <style:style style:name="T15_77" style:family="text">
      <style:text-properties fo:color="#1155cc" style:text-underline-style="solid" style:text-underline-color="font-color"/>
    </style:style>
    <style:style style:name="T15_78" style:family="text"/>
    <style:style style:name="T15_79" style:family="text">
      <style:text-properties fo:color="#1155cc" style:text-underline-style="solid" style:text-underline-color="font-color"/>
    </style:style>
    <style:style style:name="T15_80" style:family="text"/>
    <style:style style:name="T15_81" style:family="text">
      <style:text-properties fo:color="#1155cc" style:text-underline-style="solid" style:text-underline-color="font-color"/>
    </style:style>
    <style:style style:name="T15_82" style:family="text"/>
    <style:style style:name="T15_83" style:family="text">
      <style:text-properties fo:color="#1155cc" style:text-underline-style="solid" style:text-underline-color="font-color"/>
    </style:style>
    <style:style style:name="T15_84" style:family="text"/>
    <style:style style:name="T15_85" style:family="text">
      <style:text-properties fo:color="#1155cc" style:text-underline-style="solid" style:text-underline-color="font-color"/>
    </style:style>
    <style:style style:name="T15_86" style:family="text"/>
    <style:style style:name="T15_87" style:family="text">
      <style:text-properties fo:color="#1155cc" style:text-underline-style="solid" style:text-underline-color="font-color"/>
    </style:style>
    <style:style style:name="T15_88" style:family="text"/>
    <style:style style:name="T15_89" style:family="text">
      <style:text-properties fo:color="#1155cc" style:text-underline-style="solid" style:text-underline-color="font-color"/>
    </style:style>
    <style:style style:name="T15_90" style:family="text"/>
    <style:style style:name="T15_91" style:family="text">
      <style:text-properties fo:color="#1155cc" style:text-underline-style="solid" style:text-underline-color="font-color"/>
    </style:style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font-weight="bold" style:font-weight-asian="bold" style:font-weight-complex="bold"/>
    </style:style>
    <style:style style:name="T18_2" style:family="text">
      <style:text-properties fo:font-weight="bold" style:font-weight-asian="bold" style:font-weight-complex="bold"/>
    </style:style>
    <style:style style:name="T18_3" style:family="text">
      <style:text-properties fo:font-weight="bold" style:font-weight-asian="bold" style:font-weight-complex="bold"/>
    </style:style>
    <style:style style:name="T18_4" style:family="text">
      <style:text-properties fo:font-weight="bold" style:font-weight-asian="bold" style:font-weight-complex="bold"/>
    </style:style>
    <style:style style:name="T18_5" style:family="text">
      <style:text-properties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0.661cm"/>
          <style:tab-stop style:type="left" style:leader-style="none" style:position="-0.026cm"/>
          <style:tab-stop style:type="left" style:leader-style="none" style:position="0.609cm"/>
          <style:tab-stop style:type="left" style:leader-style="none" style:position="1.244cm"/>
        </style:tab-stops>
      </style:paragraph-properties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>
      <style:text-properties fo:font-weight="bold" style:font-weight-asian="bold" style:font-weight-complex="bold"/>
    </style:style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>
      <style:text-properties fo:font-style="italic" style:font-style-asian="italic" style:font-style-complex="italic"/>
    </style:style>
    <style:style style:name="T20_34" style:family="text"/>
    <style:style style:name="P21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>
      <style:text-properties fo:font-style="italic" style:font-style-asian="italic" style:font-style-complex="italic"/>
    </style:style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P22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P23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>
      <style:text-properties fo:font-style="italic" style:font-style-asian="italic" style:font-style-complex="italic"/>
    </style:style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>
      <style:text-properties fo:font-weight="bold" style:font-weight-asian="bold" style:font-weight-complex="bold"/>
    </style:style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P24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>
      <style:text-properties fo:font-weight="bold" style:font-weight-asian="bold" style:font-weight-complex="bold"/>
    </style:style>
    <style:style style:name="T24_20" style:family="text">
      <style:text-properties fo:font-weight="bold" style:font-weight-asian="bold" style:font-weight-complex="bold"/>
    </style:style>
    <style:style style:name="T24_21" style:family="text">
      <style:text-properties fo:font-weight="bold" style:font-weight-asian="bold" style:font-weight-complex="bold"/>
    </style:style>
    <style:style style:name="T24_22" style:family="text">
      <style:text-properties fo:font-weight="bold" style:font-weight-asian="bold" style:font-weight-complex="bold"/>
    </style:style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T24_83" style:family="text"/>
    <style:style style:name="T24_84" style:family="text"/>
    <style:style style:name="T24_85" style:family="text"/>
    <style:style style:name="T24_86" style:family="text"/>
    <style:style style:name="T24_87" style:family="text"/>
    <style:style style:name="T24_88" style:family="text"/>
    <style:style style:name="T24_89" style:family="text"/>
    <style:style style:name="T24_90" style:family="text"/>
    <style:style style:name="T24_91" style:family="text"/>
    <style:style style:name="T24_92" style:family="text"/>
    <style:style style:name="T24_93" style:family="text"/>
    <style:style style:name="T24_94" style:family="text"/>
    <style:style style:name="T24_95" style:family="text"/>
    <style:style style:name="T24_96" style:family="text"/>
    <style:style style:name="T24_97" style:family="text"/>
    <style:style style:name="T24_98" style:family="text"/>
    <style:style style:name="T24_99" style:family="text"/>
    <style:style style:name="T24_100" style:family="text"/>
    <style:style style:name="T24_101" style:family="text"/>
    <style:style style:name="T24_102" style:family="text"/>
    <style:style style:name="T24_103" style:family="text"/>
    <style:style style:name="T24_104" style:family="text"/>
    <style:style style:name="T24_105" style:family="text"/>
    <style:style style:name="T24_106" style:family="text"/>
    <style:style style:name="T24_107" style:family="text"/>
    <style:style style:name="T24_108" style:family="text"/>
    <style:style style:name="T24_109" style:family="text"/>
    <style:style style:name="T24_110" style:family="text"/>
    <style:style style:name="T24_111" style:family="text"/>
    <style:style style:name="T24_112" style:family="text"/>
    <style:style style:name="T24_113" style:family="text"/>
    <style:style style:name="T24_114" style:family="text"/>
    <style:style style:name="T24_115" style:family="text"/>
    <style:style style:name="T24_116" style:family="text"/>
    <style:style style:name="T24_117" style:family="text"/>
    <style:style style:name="T24_118" style:family="text"/>
    <style:style style:name="T24_119" style:family="text"/>
    <style:style style:name="T24_120" style:family="text"/>
    <style:style style:name="T24_121" style:family="text"/>
    <style:style style:name="T24_122" style:family="text"/>
    <style:style style:name="T24_123" style:family="text"/>
    <style:style style:name="T24_124" style:family="text"/>
    <style:style style:name="T24_125" style:family="text"/>
    <style:style style:name="P25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>
      <style:text-properties fo:font-weight="bold" style:font-weight-asian="bold" style:font-weight-complex="bold"/>
    </style:style>
    <style:style style:name="T25_6" style:family="text">
      <style:text-properties fo:font-weight="bold" style:font-weight-asian="bold" style:font-weight-complex="bold"/>
    </style:style>
    <style:style style:name="T25_7" style:family="text">
      <style:text-properties fo:font-weight="bold" style:font-weight-asian="bold" style:font-weight-complex="bold"/>
    </style:style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P26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0.661cm"/>
          <style:tab-stop style:type="left" style:leader-style="none" style:position="-0.026cm"/>
          <style:tab-stop style:type="left" style:leader-style="none" style:position="0.609cm"/>
          <style:tab-stop style:type="left" style:leader-style="none" style:position="1.244cm"/>
        </style:tab-stops>
      </style:paragraph-properties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>
      <style:text-properties fo:font-style="italic" style:font-style-asian="italic" style:font-style-complex="italic"/>
    </style:style>
    <style:style style:name="T26_14" style:family="text">
      <style:text-properties fo:font-style="italic" style:font-style-asian="italic" style:font-style-complex="italic"/>
    </style:style>
    <style:style style:name="T26_15" style:family="text">
      <style:text-properties fo:font-style="italic" style:font-style-asian="italic" style:font-style-complex="italic"/>
    </style:style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>
      <style:text-properties fo:font-style="italic" style:font-style-asian="italic" style:font-style-complex="italic"/>
    </style:style>
    <style:style style:name="T26_38" style:family="text"/>
    <style:style style:name="T26_39" style:family="text">
      <style:text-properties fo:font-style="italic" style:font-style-asian="italic" style:font-style-complex="italic"/>
    </style:style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>
      <style:text-properties fo:font-style="italic" style:font-style-asian="italic" style:font-style-complex="italic"/>
    </style:style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T26_87" style:family="text"/>
    <style:style style:name="T26_88" style:family="text"/>
    <style:style style:name="P27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>
      <style:text-properties fo:font-weight="bold" style:font-weight-asian="bold" style:font-weight-complex="bold"/>
    </style:style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>
      <style:text-properties fo:font-weight="bold" style:font-weight-asian="bold" style:font-weight-complex="bold"/>
    </style:style>
    <style:style style:name="T27_60" style:family="text">
      <style:text-properties fo:font-weight="bold" style:font-weight-asian="bold" style:font-weight-complex="bold"/>
    </style:style>
    <style:style style:name="T27_61" style:family="text">
      <style:text-properties fo:font-weight="bold" style:font-weight-asian="bold" style:font-weight-complex="bold"/>
    </style:style>
    <style:style style:name="T27_62" style:family="text">
      <style:text-properties fo:font-weight="bold" style:font-weight-asian="bold" style:font-weight-complex="bold"/>
    </style:style>
    <style:style style:name="T27_63" style:family="text">
      <style:text-properties fo:font-weight="bold" style:font-weight-asian="bold" style:font-weight-complex="bold"/>
    </style:style>
    <style:style style:name="T27_64" style:family="text">
      <style:text-properties fo:font-weight="bold" style:font-weight-asian="bold" style:font-weight-complex="bold"/>
    </style:style>
    <style:style style:name="T27_65" style:family="text">
      <style:text-properties fo:font-weight="bold" style:font-weight-asian="bold" style:font-weight-complex="bold"/>
    </style:style>
    <style:style style:name="T27_66" style:family="text">
      <style:text-properties fo:font-weight="bold" style:font-weight-asian="bold" style:font-weight-complex="bold"/>
    </style:style>
    <style:style style:name="T27_67" style:family="text">
      <style:text-properties fo:font-weight="bold" style:font-weight-asian="bold" style:font-weight-complex="bold"/>
    </style:style>
    <style:style style:name="T27_68" style:family="text"/>
    <style:style style:name="T27_69" style:family="text"/>
    <style:style style:name="T27_70" style:family="text"/>
    <style:style style:name="T27_71" style:family="text"/>
    <style:style style:name="T27_72" style:family="text"/>
    <style:style style:name="T27_73" style:family="text"/>
    <style:style style:name="T27_74" style:family="text"/>
    <style:style style:name="T27_75" style:family="text"/>
    <style:style style:name="T27_76" style:family="text"/>
    <style:style style:name="T27_77" style:family="text"/>
    <style:style style:name="T27_78" style:family="text"/>
    <style:style style:name="T27_79" style:family="text"/>
    <style:style style:name="T27_80" style:family="text"/>
    <style:style style:name="T27_81" style:family="text"/>
    <style:style style:name="T27_82" style:family="text"/>
    <style:style style:name="T27_83" style:family="text"/>
    <style:style style:name="T27_84" style:family="text"/>
    <style:style style:name="T27_85" style:family="text">
      <style:text-properties fo:font-weight="bold" style:font-weight-asian="bold" style:font-weight-complex="bold"/>
    </style:style>
    <style:style style:name="T27_86" style:family="text">
      <style:text-properties fo:font-weight="bold" style:font-weight-asian="bold" style:font-weight-complex="bold"/>
    </style:style>
    <style:style style:name="T27_87" style:family="text">
      <style:text-properties fo:font-weight="bold" style:font-weight-asian="bold" style:font-weight-complex="bold"/>
    </style:style>
    <style:style style:name="T27_88" style:family="text">
      <style:text-properties fo:font-weight="bold" style:font-weight-asian="bold" style:font-weight-complex="bold"/>
    </style:style>
    <style:style style:name="T27_89" style:family="text">
      <style:text-properties fo:font-weight="bold" style:font-weight-asian="bold" style:font-weight-complex="bold"/>
    </style:style>
    <style:style style:name="T27_90" style:family="text">
      <style:text-properties fo:font-weight="bold" style:font-weight-asian="bold" style:font-weight-complex="bold"/>
    </style:style>
    <style:style style:name="T27_91" style:family="text">
      <style:text-properties fo:font-weight="bold" style:font-weight-asian="bold" style:font-weight-complex="bold"/>
    </style:style>
    <style:style style:name="T27_92" style:family="text"/>
    <style:style style:name="T27_93" style:family="text"/>
    <style:style style:name="T27_94" style:family="text"/>
    <style:style style:name="T27_95" style:family="text"/>
    <style:style style:name="T27_96" style:family="text"/>
    <style:style style:name="T27_97" style:family="text"/>
    <style:style style:name="T27_98" style:family="text"/>
    <style:style style:name="T27_99" style:family="text"/>
    <style:style style:name="T27_100" style:family="text"/>
    <style:style style:name="T27_101" style:family="text"/>
    <style:style style:name="T27_102" style:family="text"/>
    <style:style style:name="T27_103" style:family="text"/>
    <style:style style:name="T27_104" style:family="text"/>
    <style:style style:name="T27_105" style:family="text"/>
    <style:style style:name="T27_106" style:family="text"/>
    <style:style style:name="T27_107" style:family="text"/>
    <style:style style:name="T27_108" style:family="text"/>
    <style:style style:name="T27_109" style:family="text"/>
    <style:style style:name="T27_110" style:family="text"/>
    <style:style style:name="T27_111" style:family="text"/>
    <style:style style:name="T27_112" style:family="text"/>
    <style:style style:name="T27_113" style:family="text"/>
    <style:style style:name="T27_114" style:family="text"/>
    <style:style style:name="P28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>
      <style:text-properties fo:font-weight="bold" style:font-weight-asian="bold" style:font-weight-complex="bold"/>
    </style:style>
    <style:style style:name="T28_14" style:family="text">
      <style:text-properties fo:font-weight="bold" style:font-weight-asian="bold" style:font-weight-complex="bold"/>
    </style:style>
    <style:style style:name="T28_15" style:family="text">
      <style:text-properties fo:font-weight="bold" style:font-weight-asian="bold" style:font-weight-complex="bold"/>
    </style:style>
    <style:style style:name="T28_16" style:family="text">
      <style:text-properties fo:font-weight="bold" style:font-weight-asian="bold" style:font-weight-complex="bold"/>
    </style:style>
    <style:style style:name="T28_17" style:family="text">
      <style:text-properties fo:font-weight="bold" style:font-weight-asian="bold" style:font-weight-complex="bold"/>
    </style:style>
    <style:style style:name="T28_18" style:family="text">
      <style:text-properties fo:font-weight="bold" style:font-weight-asian="bold" style:font-weight-complex="bold"/>
    </style:style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>
      <style:text-properties fo:font-weight="bold" style:font-weight-asian="bold" style:font-weight-complex="bold"/>
    </style:style>
    <style:style style:name="T28_25" style:family="text">
      <style:text-properties fo:font-weight="bold" style:font-weight-asian="bold" style:font-weight-complex="bold"/>
    </style:style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>
      <style:text-properties fo:font-weight="bold" style:font-weight-asian="bold" style:font-weight-complex="bold"/>
    </style:style>
    <style:style style:name="T28_32" style:family="text">
      <style:text-properties fo:font-weight="bold" style:font-weight-asian="bold" style:font-weight-complex="bold"/>
    </style:style>
    <style:style style:name="T28_33" style:family="text">
      <style:text-properties fo:font-weight="bold" style:font-weight-asian="bold" style:font-weight-complex="bold"/>
    </style:style>
    <style:style style:name="T28_34" style:family="text">
      <style:text-properties fo:font-weight="bold" style:font-weight-asian="bold" style:font-weight-complex="bold"/>
    </style:style>
    <style:style style:name="T28_35" style:family="text">
      <style:text-properties fo:font-weight="bold" style:font-weight-asian="bold" style:font-weight-complex="bold"/>
    </style:style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T28_76" style:family="text"/>
    <style:style style:name="T28_77" style:family="text">
      <style:text-properties fo:font-weight="bold" style:font-weight-asian="bold" style:font-weight-complex="bold"/>
    </style:style>
    <style:style style:name="T28_78" style:family="text">
      <style:text-properties fo:font-weight="bold" style:font-weight-asian="bold" style:font-weight-complex="bold"/>
    </style:style>
    <style:style style:name="T28_79" style:family="text">
      <style:text-properties fo:font-weight="bold" style:font-weight-asian="bold" style:font-weight-complex="bold"/>
    </style:style>
    <style:style style:name="T28_80" style:family="text">
      <style:text-properties fo:font-weight="bold" style:font-weight-asian="bold" style:font-weight-complex="bold"/>
    </style:style>
    <style:style style:name="T28_81" style:family="text">
      <style:text-properties fo:font-weight="bold" style:font-weight-asian="bold" style:font-weight-complex="bold"/>
    </style:style>
    <style:style style:name="T28_82" style:family="text"/>
    <style:style style:name="P29" style:family="paragraph" style:parent-style-name="Standard">
      <style:paragraph-properties fo:break-before="auto" fo:line-height="115%" fo:margin-top="0cm" fo:margin-bottom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>
      <style:text-properties fo:font-weight="bold" style:font-weight-asian="bold" style:font-weight-complex="bold"/>
    </style:style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</office:automatic-styles>
  <office:body>
    <office:text>
      <text:p text:style-name="P1"><text:span text:style-name="T1_1">Intro</text:span><text:span text:style-name="T1_2"><text:s/></text:span><text:span text:style-name="T1_3">to</text:span><text:span text:style-name="T1_4"><text:s/></text:span><text:span text:style-name="T1_5">Linux</text:span><text:span text:style-name="T1_6">:<text:s/></text:span><text:span text:style-name="T1_7">Class</text:span><text:span text:style-name="T1_8"><text:s/>1<text:s/></text:span><text:span text:style-name="T1_9">Homework</text:span></text:p>
      <text:p text:style-name="P2"/>
      <text:p text:style-name="P3"><text:span text:style-name="T3_1">If</text:span><text:span text:style-name="T3_2"><text:s/></text:span><text:span text:style-name="T3_3">you</text:span><text:span text:style-name="T3_4"><text:s/></text:span><text:span text:style-name="T3_5">get</text:span><text:span text:style-name="T3_6"><text:s/></text:span><text:span text:style-name="T3_7">stuck</text:span><text:span text:style-name="T3_8"><text:s/></text:span><text:span text:style-name="T3_9">on</text:span><text:span text:style-name="T3_10"><text:s/></text:span><text:span text:style-name="T3_11">these</text:span><text:span text:style-name="T3_12">,<text:s/></text:span><text:span text:style-name="T3_13">don</text:span><text:span text:style-name="T3_14">'</text:span><text:span text:style-name="T3_15">t</text:span><text:span text:style-name="T3_16"><text:s/></text:span><text:span text:style-name="T3_17">be</text:span><text:span text:style-name="T3_18"><text:s/></text:span><text:span text:style-name="T3_19">afraid</text:span><text:span text:style-name="T3_20"><text:s/></text:span><text:span text:style-name="T3_21">to</text:span><text:span text:style-name="T3_22"><text:s/></text:span><text:span text:style-name="T3_23">google</text:span><text:span text:style-name="T3_24"><text:s/></text:span><text:span text:style-name="T3_25">around</text:span><text:span text:style-name="T3_26"><text:s/></text:span><text:span text:style-name="T3_27">and</text:span><text:span text:style-name="T3_28"><text:s/></text:span><text:span text:style-name="T3_29">try</text:span><text:span text:style-name="T3_30"><text:s/></text:span><text:span text:style-name="T3_31">out</text:span><text:span text:style-name="T3_32"><text:s/></text:span><text:span text:style-name="T3_33">different</text:span><text:span text:style-name="T3_34"><text:s/></text:span><text:span text:style-name="T3_35">things</text:span><text:span text:style-name="T3_36">.<text:s/></text:span><text:span text:style-name="T3_37">Some</text:span><text:span text:style-name="T3_38"><text:s/></text:span><text:span text:style-name="T3_39">things</text:span><text:span text:style-name="T3_40"><text:s/></text:span><text:span text:style-name="T3_41">may</text:span><text:span text:style-name="T3_42"><text:s/></text:span><text:span text:style-name="T3_43">be</text:span><text:span text:style-name="T3_44"><text:s/></text:span><text:span text:style-name="T3_45">different</text:span><text:span text:style-name="T3_46"><text:s/></text:span><text:span text:style-name="T3_47">on</text:span><text:span text:style-name="T3_48"><text:s/></text:span><text:span text:style-name="T3_49">your</text:span><text:span text:style-name="T3_50"><text:s/></text:span><text:span text:style-name="T3_51">distribution</text:span><text:span text:style-name="T3_52"><text:s/></text:span><text:span text:style-name="T3_53">of</text:span><text:span text:style-name="T3_54"><text:s/></text:span><text:span text:style-name="T3_55">Linux</text:span><text:span text:style-name="T3_56">,<text:s/></text:span><text:span text:style-name="T3_57">but</text:span><text:span text:style-name="T3_58"><text:s/></text:span><text:span text:style-name="T3_59">you</text:span><text:span text:style-name="T3_60"><text:s/></text:span><text:span text:style-name="T3_61">can</text:span><text:span text:style-name="T3_62"><text:s/></text:span><text:span text:style-name="T3_63">usually</text:span><text:span text:style-name="T3_64"><text:s/></text:span><text:span text:style-name="T3_65">google</text:span><text:span text:style-name="T3_66"><text:s/></text:span><text:span text:style-name="T3_67">for</text:span><text:span text:style-name="T3_68"><text:s/></text:span><text:span text:style-name="T3_69">the</text:span><text:span text:style-name="T3_70"><text:s/></text:span><text:span text:style-name="T3_71">alternative</text:span><text:span text:style-name="T3_72">.</text:span></text:p>
      <text:p text:style-name="P4"/>
      <text:p text:style-name="P5"><text:span text:style-name="T5_1">Part</text:span><text:span text:style-name="T5_2"><text:s/>1:<text:s/></text:span><text:span text:style-name="T5_3">Refresher</text:span></text:p>
      <text:p text:style-name="P6"/>
      <text:list text:style-name="LS1" xml:id="list0">
        <text:list-item>
          <text:p text:style-name="P7"><text:span text:style-name="T7_1">Read</text:span><text:span text:style-name="T7_2"><text:s/></text:span><text:span text:style-name="T7_3">the</text:span><text:span text:style-name="T7_4"><text:s/></text:span><text:span text:style-name="T7_5">Wikipedia</text:span><text:span text:style-name="T7_6"><text:s/></text:span><text:span text:style-name="T7_7">article</text:span><text:span text:style-name="T7_8"><text:s/></text:span><text:span text:style-name="T7_9">on</text:span><text:span text:style-name="T7_10"><text:s/></text:span><text:span text:style-name="T7_11"><text:a xlink:type="simple" xlink:href="http://en.wikipedia.org/wiki/Von_Neumann_architecture"><text:span text:style-name="T7_12">Von</text:span></text:a></text:span><text:span text:style-name="T7_13"><text:a xlink:type="simple" xlink:href="http://en.wikipedia.org/wiki/Von_Neumann_architecture"><text:span text:style-name="T7_14"><text:s/></text:span></text:a></text:span><text:span text:style-name="T7_15"><text:a xlink:type="simple" xlink:href="http://en.wikipedia.org/wiki/Von_Neumann_architecture"><text:span text:style-name="T7_16">Neumann</text:span></text:a></text:span><text:span text:style-name="T7_17"><text:a xlink:type="simple" xlink:href="http://en.wikipedia.org/wiki/Von_Neumann_architecture"><text:span text:style-name="T7_18"><text:s/></text:span></text:a></text:span><text:span text:style-name="T7_19"><text:a xlink:type="simple" xlink:href="http://en.wikipedia.org/wiki/Von_Neumann_architecture"><text:span text:style-name="T7_20">architecture</text:span></text:a></text:span><text:span text:style-name="T7_21">.<text:s/></text:span><text:span text:style-name="T7_22">It</text:span><text:span text:style-name="T7_23"><text:s/></text:span><text:span text:style-name="T7_24">describes</text:span><text:span text:style-name="T7_25"><text:s/></text:span><text:span text:style-name="T7_26">the</text:span><text:span text:style-name="T7_27"><text:s/></text:span><text:span text:style-name="T7_28">general</text:span><text:span text:style-name="T7_29"><text:s/></text:span><text:span text:style-name="T7_30">parts</text:span><text:span text:style-name="T7_31"><text:s/></text:span><text:span text:style-name="T7_32">of</text:span><text:span text:style-name="T7_33"><text:s/></text:span><text:span text:style-name="T7_34">modern</text:span><text:span text:style-name="T7_35">-</text:span><text:span text:style-name="T7_36">day</text:span><text:span text:style-name="T7_37"><text:s/></text:span><text:span text:style-name="T7_38">computers</text:span><text:span text:style-name="T7_39">.</text:span></text:p>
          <text:list>
            <text:list-item>
              <text:p text:style-name="P8"><text:span text:style-name="T8_1">What</text:span><text:span text:style-name="T8_2"><text:s/></text:span><text:span text:style-name="T8_3">are</text:span><text:span text:style-name="T8_4"><text:s/></text:span><text:span text:style-name="T8_5">some</text:span><text:span text:style-name="T8_6"><text:s/></text:span><text:span text:style-name="T8_7">examples</text:span><text:span text:style-name="T8_8"><text:s/></text:span><text:span text:style-name="T8_9">of</text:span><text:span text:style-name="T8_10"><text:s/>"</text:span><text:span text:style-name="T8_11">input</text:span><text:span text:style-name="T8_12"><text:s/></text:span><text:span text:style-name="T8_13">and</text:span><text:span text:style-name="T8_14"><text:s/></text:span><text:span text:style-name="T8_15">output</text:span><text:span text:style-name="T8_16"><text:s/></text:span><text:span text:style-name="T8_17">mechanisms</text:span><text:span text:style-name="T8_18">"?<text:s/></text:span><text:span text:style-name="T8_19">Try</text:span><text:span text:style-name="T8_20"><text:s/></text:span><text:span text:style-name="T8_21">to</text:span><text:span text:style-name="T8_22"><text:s/></text:span><text:span text:style-name="T8_23">think</text:span><text:span text:style-name="T8_24"><text:s/></text:span><text:span text:style-name="T8_25">of</text:span><text:span text:style-name="T8_26"><text:s/>3<text:s/></text:span><text:span text:style-name="T8_27">of</text:span><text:span text:style-name="T8_28"><text:s/></text:span><text:span text:style-name="T8_29">each</text:span><text:span text:style-name="T8_30">.</text:span></text:p>
            </text:list-item>
            <text:list-item>
              <text:p text:style-name="P9"><text:span text:style-name="T9_1">What</text:span><text:span text:style-name="T9_2">'</text:span><text:span text:style-name="T9_3">s</text:span><text:span text:style-name="T9_4"><text:s/></text:span><text:span text:style-name="T9_5">the</text:span><text:span text:style-name="T9_6"><text:s/></text:span><text:span text:style-name="T9_7">difference</text:span><text:span text:style-name="T9_8"><text:s/></text:span><text:span text:style-name="T9_9">between</text:span><text:span text:style-name="T9_10"><text:s/></text:span><text:span text:style-name="T9_11">a</text:span><text:span text:style-name="T9_12"><text:s/></text:span><text:span text:style-name="T9_13">calculator</text:span><text:span text:style-name="T9_14"><text:s/></text:span><text:span text:style-name="T9_15">and</text:span><text:span text:style-name="T9_16"><text:s/></text:span><text:span text:style-name="T9_17">a</text:span><text:span text:style-name="T9_18"><text:s/></text:span><text:span text:style-name="T9_19">computer</text:span><text:span text:style-name="T9_20">?<text:s/></text:span><text:span text:style-name="T9_21">In</text:span><text:span text:style-name="T9_22"><text:s/></text:span><text:span text:style-name="T9_23">other</text:span><text:span text:style-name="T9_24"><text:s/></text:span><text:span text:style-name="T9_25">words</text:span><text:span text:style-name="T9_26">,<text:s/></text:span><text:span text:style-name="T9_27">why</text:span><text:span text:style-name="T9_28"><text:s/></text:span><text:span text:style-name="T9_29">is</text:span><text:span text:style-name="T9_30"><text:s/></text:span><text:span text:style-name="T9_31">a</text:span><text:span text:style-name="T9_32"><text:s/></text:span><text:span text:style-name="T9_33">calculator</text:span><text:span text:style-name="T9_34"><text:s/></text:span><text:span text:style-name="T9_35">not</text:span><text:span text:style-name="T9_36"><text:s/></text:span><text:span text:style-name="T9_37">a</text:span><text:span text:style-name="T9_38"><text:s/></text:span><text:span text:style-name="T9_39">kind</text:span><text:span text:style-name="T9_40"><text:s/></text:span><text:span text:style-name="T9_41">of</text:span><text:span text:style-name="T9_42"><text:s/></text:span><text:span text:style-name="T9_43">computer</text:span><text:span text:style-name="T9_44">?<text:line-break/></text:span></text:p>
            </text:list-item>
          </text:list>
        </text:list-item>
        <text:list-item>
          <text:p text:style-name="P10"><text:span text:style-name="T10_1">Read</text:span><text:span text:style-name="T10_2"><text:s/></text:span><text:span text:style-name="T10_3">the</text:span><text:span text:style-name="T10_4"><text:s/></text:span><text:span text:style-name="T10_5">man</text:span><text:span text:style-name="T10_6"><text:s/></text:span><text:span text:style-name="T10_7">page</text:span><text:span text:style-name="T10_8"><text:s/></text:span><text:span text:style-name="T10_9">for</text:span><text:span text:style-name="T10_10"><text:s/></text:span><text:span text:style-name="T10_11">the</text:span><text:span text:style-name="T10_12"><text:s/></text:span><text:span text:style-name="T10_13">wc</text:span><text:span text:style-name="T10_14"><text:s/></text:span><text:span text:style-name="T10_15">command</text:span><text:span text:style-name="T10_16">.</text:span></text:p>
          <text:list>
            <text:list-item>
              <text:p text:style-name="P11"><text:span text:style-name="T11_1">Use</text:span><text:span text:style-name="T11_2"><text:s/></text:span><text:span text:style-name="T11_3">it</text:span><text:span text:style-name="T11_4"><text:s/></text:span><text:span text:style-name="T11_5">to</text:span><text:span text:style-name="T11_6"><text:s/></text:span><text:span text:style-name="T11_7">count</text:span><text:span text:style-name="T11_8"><text:s/></text:span><text:span text:style-name="T11_9">the</text:span><text:span text:style-name="T11_10"><text:s/></text:span><text:span text:style-name="T11_11">number</text:span><text:span text:style-name="T11_12"><text:s/></text:span><text:span text:style-name="T11_13">of</text:span><text:span text:style-name="T11_14"><text:s/></text:span><text:span text:style-name="T11_15">words</text:span><text:span text:style-name="T11_16"><text:s/></text:span><text:span text:style-name="T11_17">in</text:span><text:span text:style-name="T11_18"><text:s/></text:span><text:span text:style-name="T11_19">the</text:span><text:span text:style-name="T11_20"><text:s/></text:span><text:span text:style-name="T11_21">list</text:span><text:span text:style-name="T11_22"><text:s/></text:span><text:span text:style-name="T11_23">of</text:span><text:span text:style-name="T11_24"><text:s/></text:span><text:span text:style-name="T11_25">fruits</text:span><text:span text:style-name="T11_26">,<text:s/></text:span><text:span text:style-name="T11_27">fruits</text:span><text:span text:style-name="T11_28">.</text:span><text:span text:style-name="T11_29">txt</text:span><text:span text:style-name="T11_30">,<text:s/></text:span><text:span text:style-name="T11_31">that</text:span><text:span text:style-name="T11_32"><text:s/></text:span><text:span text:style-name="T11_33">you</text:span><text:span text:style-name="T11_34"><text:s/></text:span><text:span text:style-name="T11_35">wrote</text:span><text:span text:style-name="T11_36"><text:s/></text:span><text:span text:style-name="T11_37">in</text:span><text:span text:style-name="T11_38"><text:s/></text:span><text:span text:style-name="T11_39">class</text:span><text:span text:style-name="T11_40">.</text:span></text:p>
            </text:list-item>
            <text:list-item>
              <text:p text:style-name="P12"><text:span text:style-name="T12_1">Now</text:span><text:span text:style-name="T12_2"><text:s/></text:span><text:span text:style-name="T12_3">use</text:span><text:span text:style-name="T12_4"><text:s/></text:span><text:span text:style-name="T12_5">wc</text:span><text:span text:style-name="T12_6"><text:s/></text:span><text:span text:style-name="T12_7">to</text:span><text:span text:style-name="T12_8"><text:s/></text:span><text:span text:style-name="T12_9">display</text:span><text:span text:style-name="T12_10"><text:s/></text:span><text:span text:style-name="T12_11">only</text:span><text:span text:style-name="T12_12"><text:s/></text:span><text:span text:style-name="T12_13">the</text:span><text:span text:style-name="T12_14"><text:s/></text:span><text:span text:style-name="T12_15">number</text:span><text:span text:style-name="T12_16"><text:s/></text:span><text:span text:style-name="T12_17">of</text:span><text:span text:style-name="T12_18"><text:s/></text:span><text:span text:style-name="T12_19">lines</text:span><text:span text:style-name="T12_20">.</text:span></text:p>
            </text:list-item>
            <text:list-item>
              <text:p text:style-name="P13"><text:span text:style-name="T13_1">Now</text:span><text:span text:style-name="T13_2"><text:s/></text:span><text:span text:style-name="T13_3">figure</text:span><text:span text:style-name="T13_4"><text:s/></text:span><text:span text:style-name="T13_5">out</text:span><text:span text:style-name="T13_6"><text:s/></text:span><text:span text:style-name="T13_7">how</text:span><text:span text:style-name="T13_8"><text:s/></text:span><text:span text:style-name="T13_9">to</text:span><text:span text:style-name="T13_10"><text:s/></text:span><text:span text:style-name="T13_11">count</text:span><text:span text:style-name="T13_12"><text:s/></text:span><text:span text:style-name="T13_13">the</text:span><text:span text:style-name="T13_14"><text:s/></text:span><text:span text:style-name="T13_15">number</text:span><text:span text:style-name="T13_16"><text:s/></text:span><text:span text:style-name="T13_17">of</text:span><text:span text:style-name="T13_18"><text:s/></text:span><text:span text:style-name="T13_19">lines</text:span><text:span text:style-name="T13_20"><text:s/></text:span><text:span text:style-name="T13_21">in</text:span><text:span text:style-name="T13_22"><text:s/></text:span><text:span text:style-name="T13_23">fruits</text:span><text:span text:style-name="T13_24">.</text:span><text:span text:style-name="T13_25">txt</text:span><text:span text:style-name="T13_26"><text:s/></text:span><text:span text:style-name="T13_27">with</text:span><text:span text:style-name="T13_28"><text:s/></text:span><text:span text:style-name="T13_29">words</text:span><text:span text:style-name="T13_30"><text:s/></text:span><text:span text:style-name="T13_31">containing</text:span><text:span text:style-name="T13_32"><text:s/></text:span><text:span text:style-name="T13_33">the</text:span><text:span text:style-name="T13_34"><text:s/></text:span><text:span text:style-name="T13_35">letter</text:span><text:span text:style-name="T13_36"><text:s/>'</text:span><text:span text:style-name="T13_37">i</text:span><text:span text:style-name="T13_38">'.<text:line-break/></text:span></text:p>
            </text:list-item>
          </text:list>
        </text:list-item>
        <text:list-item>
          <text:p text:style-name="P14"><text:span text:style-name="T14_1">Start</text:span><text:span text:style-name="T14_2"><text:s/></text:span><text:span text:style-name="T14_3">off</text:span><text:span text:style-name="T14_4"><text:s/></text:span><text:span text:style-name="T14_5">two</text:span><text:span text:style-name="T14_6"><text:s/></text:span><text:span text:style-name="T14_7">long</text:span><text:span text:style-name="T14_8">-</text:span><text:span text:style-name="T14_9">running</text:span><text:span text:style-name="T14_10"><text:s/></text:span><text:span text:style-name="T14_11">commands</text:span><text:span text:style-name="T14_12"><text:s/>(</text:span><text:span text:style-name="T14_13">maybe</text:span><text:span text:style-name="T14_14"><text:s/></text:span><text:span text:style-name="T14_15">using</text:span><text:span text:style-name="T14_16"><text:s/></text:span><text:span text:style-name="T14_17">sleep</text:span><text:span text:style-name="T14_18">)<text:s/></text:span><text:span text:style-name="T14_19">in</text:span><text:span text:style-name="T14_20"><text:s/></text:span><text:span text:style-name="T14_21">the</text:span><text:span text:style-name="T14_22"><text:s/></text:span><text:span text:style-name="T14_23">background</text:span><text:span text:style-name="T14_24">.<text:s/></text:span><text:span text:style-name="T14_25">Run</text:span><text:span text:style-name="T14_26"><text:s/></text:span><text:span text:style-name="T14_27">the</text:span><text:span text:style-name="T14_28"><text:s/></text:span><text:span text:style-name="T14_29">jobs</text:span><text:span text:style-name="T14_30"><text:s/></text:span><text:span text:style-name="T14_31">command</text:span><text:span text:style-name="T14_32"><text:s/></text:span><text:span text:style-name="T14_33">to</text:span><text:span text:style-name="T14_34"><text:s/></text:span><text:span text:style-name="T14_35">see</text:span><text:span text:style-name="T14_36"><text:s/></text:span><text:span text:style-name="T14_37">them</text:span><text:span text:style-name="T14_38"><text:s/></text:span><text:span text:style-name="T14_39">running</text:span><text:span text:style-name="T14_40">.<text:s/></text:span><text:span text:style-name="T14_41">How</text:span><text:span text:style-name="T14_42"><text:s/></text:span><text:span text:style-name="T14_43">would</text:span><text:span text:style-name="T14_44"><text:s/></text:span><text:span text:style-name="T14_45">you</text:span><text:span text:style-name="T14_46"><text:s/></text:span><text:span text:style-name="T14_47">kill</text:span><text:span text:style-name="T14_48"><text:s/></text:span><text:span text:style-name="T14_49">only</text:span><text:span text:style-name="T14_50"><text:s/></text:span><text:span text:style-name="T14_51">the</text:span><text:span text:style-name="T14_52"><text:s/></text:span><text:span text:style-name="T14_53">first</text:span><text:span text:style-name="T14_54"><text:s/></text:span><text:span text:style-name="T14_55">job</text:span><text:span text:style-name="T14_56">?<text:s/></text:span><text:span text:style-name="T14_57">There</text:span><text:span text:style-name="T14_58"><text:s/></text:span><text:span text:style-name="T14_59">are</text:span><text:span text:style-name="T14_60"><text:s/></text:span><text:span text:style-name="T14_61">at</text:span><text:span text:style-name="T14_62"><text:s/></text:span><text:span text:style-name="T14_63">least</text:span><text:span text:style-name="T14_64"><text:s/></text:span><text:span text:style-name="T14_65">two</text:span><text:span text:style-name="T14_66"><text:s/></text:span><text:span text:style-name="T14_67">ways</text:span><text:span text:style-name="T14_68">.<text:s/></text:span><text:span text:style-name="T14_69">One</text:span><text:span text:style-name="T14_70"><text:s/></text:span><text:span text:style-name="T14_71">uses</text:span><text:span text:style-name="T14_72"><text:s/></text:span><text:span text:style-name="T14_73">the</text:span><text:span text:style-name="T14_74"><text:s/></text:span><text:span text:style-name="T14_75">ps</text:span><text:span text:style-name="T14_76"><text:s/></text:span><text:span text:style-name="T14_77">and</text:span><text:span text:style-name="T14_78"><text:s/></text:span><text:span text:style-name="T14_79">kill</text:span><text:span text:style-name="T14_80"><text:s/></text:span><text:span text:style-name="T14_81">commands</text:span><text:span text:style-name="T14_82">.<text:s/></text:span><text:span text:style-name="T14_83">The</text:span><text:span text:style-name="T14_84"><text:s/></text:span><text:span text:style-name="T14_85">other</text:span><text:span text:style-name="T14_86"><text:s/></text:span><text:span text:style-name="T14_87">uses</text:span><text:span text:style-name="T14_88"><text:s/></text:span><text:span text:style-name="T14_89">the</text:span><text:span text:style-name="T14_90"><text:s/></text:span><text:span text:style-name="T14_91">fg</text:span><text:span text:style-name="T14_92"><text:s/></text:span><text:span text:style-name="T14_93">command</text:span><text:span text:style-name="T14_94"><text:s/>--<text:s/></text:span><text:span text:style-name="T14_95">but</text:span><text:span text:style-name="T14_96"><text:s/></text:span><text:span text:style-name="T14_97">how</text:span><text:span text:style-name="T14_98"><text:s/></text:span><text:span text:style-name="T14_99">do</text:span><text:span text:style-name="T14_100"><text:s/></text:span><text:span text:style-name="T14_101">you</text:span><text:span text:style-name="T14_102"><text:s/></text:span><text:span text:style-name="T14_103">use</text:span><text:span text:style-name="T14_104"><text:s/></text:span><text:span text:style-name="T14_105">fg</text:span><text:span text:style-name="T14_106"><text:s/></text:span><text:span text:style-name="T14_107">on</text:span><text:span text:style-name="T14_108"><text:s/></text:span><text:span text:style-name="T14_109">a</text:span><text:span text:style-name="T14_110"><text:s/></text:span><text:span text:style-name="T14_111">specific</text:span><text:span text:style-name="T14_112"><text:s/></text:span><text:span text:style-name="T14_113">job</text:span><text:span text:style-name="T14_114">,<text:s/></text:span><text:span text:style-name="T14_115">if</text:span><text:span text:style-name="T14_116"><text:s/></text:span><text:span text:style-name="T14_117">you</text:span><text:span text:style-name="T14_118">'</text:span><text:span text:style-name="T14_119">ve</text:span><text:span text:style-name="T14_120"><text:s/></text:span><text:span text:style-name="T14_121">got</text:span><text:span text:style-name="T14_122"><text:s/></text:span><text:span text:style-name="T14_123">multiple</text:span><text:span text:style-name="T14_124"><text:s/></text:span><text:span text:style-name="T14_125">running</text:span><text:span text:style-name="T14_126"><text:s/></text:span><text:span text:style-name="T14_127">in</text:span><text:span text:style-name="T14_128"><text:s/></text:span><text:span text:style-name="T14_129">the</text:span><text:span text:style-name="T14_130"><text:s/></text:span><text:span text:style-name="T14_131">background</text:span><text:span text:style-name="T14_132"><text:s/></text:span><text:span text:style-name="T14_133">at</text:span><text:span text:style-name="T14_134"><text:s/></text:span><text:span text:style-name="T14_135">once</text:span><text:span text:style-name="T14_136">?<text:line-break/></text:span></text:p>
        </text:list-item>
        <text:list-item>
          <text:p text:style-name="P15"><text:span text:style-name="T15_1">(</text:span><text:span text:style-name="T15_2">Optional</text:span><text:span text:style-name="T15_3">)<text:s/></text:span><text:span text:style-name="T15_4">Spend</text:span><text:span text:style-name="T15_5"><text:s/></text:span><text:span text:style-name="T15_6">some</text:span><text:span text:style-name="T15_7"><text:s/></text:span><text:span text:style-name="T15_8">time</text:span><text:span text:style-name="T15_9"><text:s/></text:span><text:span text:style-name="T15_10">reviewing</text:span><text:span text:style-name="T15_11"><text:s/></text:span><text:span text:style-name="T15_12">and</text:span><text:span text:style-name="T15_13"><text:s/></text:span><text:span text:style-name="T15_14">consolidating</text:span><text:span text:style-name="T15_15"><text:s/></text:span><text:span text:style-name="T15_16">your</text:span><text:span text:style-name="T15_17"><text:s/></text:span><text:span text:style-name="T15_18">command</text:span><text:span text:style-name="T15_19"><text:s/></text:span><text:span text:style-name="T15_20">line</text:span><text:span text:style-name="T15_21"><text:s/></text:span><text:span text:style-name="T15_22">basics</text:span><text:span text:style-name="T15_23"><text:s/></text:span><text:span text:style-name="T15_24">by</text:span><text:span text:style-name="T15_25"><text:s/></text:span><text:span text:style-name="T15_26">working</text:span><text:span text:style-name="T15_27"><text:s/></text:span><text:span text:style-name="T15_28">through</text:span><text:span text:style-name="T15_29"><text:s/></text:span><text:span text:style-name="T15_30">a</text:span><text:span text:style-name="T15_31"><text:s/></text:span><text:span text:style-name="T15_32">basic</text:span><text:span text:style-name="T15_33"><text:s/></text:span><text:span text:style-name="T15_34">Linux</text:span><text:span text:style-name="T15_35"><text:s/></text:span><text:span text:style-name="T15_36">tutorial</text:span><text:span text:style-name="T15_37">.<text:s/></text:span><text:span text:style-name="T15_38">You</text:span><text:span text:style-name="T15_39"><text:s/></text:span><text:span text:style-name="T15_40">can</text:span><text:span text:style-name="T15_41"><text:s/></text:span><text:span text:style-name="T15_42">google</text:span><text:span text:style-name="T15_43"><text:s/></text:span><text:span text:style-name="T15_44">around</text:span><text:span text:style-name="T15_45"><text:s/></text:span><text:span text:style-name="T15_46">for</text:span><text:span text:style-name="T15_47"><text:s/></text:span><text:span text:style-name="T15_48">them</text:span><text:span text:style-name="T15_49"><text:s/></text:span><text:span text:style-name="T15_50">and</text:span><text:span text:style-name="T15_51"><text:s/></text:span><text:span text:style-name="T15_52">find</text:span><text:span text:style-name="T15_53"><text:s/></text:span><text:span text:style-name="T15_54">one</text:span><text:span text:style-name="T15_55"><text:s/></text:span><text:span text:style-name="T15_56">you</text:span><text:span text:style-name="T15_57"><text:s/></text:span><text:span text:style-name="T15_58">like</text:span><text:span text:style-name="T15_59">,<text:s/></text:span><text:span text:style-name="T15_60">but</text:span><text:span text:style-name="T15_61"><text:s/></text:span><text:span text:style-name="T15_62">for</text:span><text:span text:style-name="T15_63"><text:s/></text:span><text:span text:style-name="T15_64">example</text:span><text:span text:style-name="T15_65"><text:s/></text:span><text:span text:style-name="T15_66"><text:a xlink:type="simple" xlink:href="http://linuxcommand.org/learning_the_shell.php"><text:span text:style-name="T15_67">http</text:span></text:a></text:span><text:span text:style-name="T15_68"><text:a xlink:type="simple" xlink:href="http://linuxcommand.org/learning_the_shell.php"><text:span text:style-name="T15_69">://</text:span></text:a></text:span><text:span text:style-name="T15_70"><text:a xlink:type="simple" xlink:href="http://linuxcommand.org/learning_the_shell.php"><text:span text:style-name="T15_71">linuxcommand</text:span></text:a></text:span><text:span text:style-name="T15_72"><text:a xlink:type="simple" xlink:href="http://linuxcommand.org/learning_the_shell.php"><text:span text:style-name="T15_73">.</text:span></text:a></text:span><text:span text:style-name="T15_74"><text:a xlink:type="simple" xlink:href="http://linuxcommand.org/learning_the_shell.php"><text:span text:style-name="T15_75">org</text:span></text:a></text:span><text:span text:style-name="T15_76"><text:a xlink:type="simple" xlink:href="http://linuxcommand.org/learning_the_shell.php"><text:span text:style-name="T15_77">/</text:span></text:a></text:span><text:span text:style-name="T15_78"><text:a xlink:type="simple" xlink:href="http://linuxcommand.org/learning_the_shell.php"><text:span text:style-name="T15_79">learning</text:span></text:a></text:span><text:span text:style-name="T15_80"><text:a xlink:type="simple" xlink:href="http://linuxcommand.org/learning_the_shell.php"><text:span text:style-name="T15_81">_</text:span></text:a></text:span><text:span text:style-name="T15_82"><text:a xlink:type="simple" xlink:href="http://linuxcommand.org/learning_the_shell.php"><text:span text:style-name="T15_83">the</text:span></text:a></text:span><text:span text:style-name="T15_84"><text:a xlink:type="simple" xlink:href="http://linuxcommand.org/learning_the_shell.php"><text:span text:style-name="T15_85">_</text:span></text:a></text:span><text:span text:style-name="T15_86"><text:a xlink:type="simple" xlink:href="http://linuxcommand.org/learning_the_shell.php"><text:span text:style-name="T15_87">shell</text:span></text:a></text:span><text:span text:style-name="T15_88"><text:a xlink:type="simple" xlink:href="http://linuxcommand.org/learning_the_shell.php"><text:span text:style-name="T15_89">.</text:span></text:a></text:span><text:span text:style-name="T15_90"><text:a xlink:type="simple" xlink:href="http://linuxcommand.org/learning_the_shell.php"><text:span text:style-name="T15_91">php</text:span></text:a></text:span><text:span text:style-name="T15_92"><text:s/></text:span><text:span text:style-name="T15_93">is</text:span><text:span text:style-name="T15_94"><text:s/></text:span><text:span text:style-name="T15_95">not</text:span><text:span text:style-name="T15_96"><text:s/></text:span><text:span text:style-name="T15_97">bad</text:span><text:span text:style-name="T15_98">.</text:span></text:p>
        </text:list-item>
      </text:list>
      <text:p text:style-name="P16"/>
      <text:p text:style-name="P17"/>
      <text:p text:style-name="P18"><text:span text:style-name="T18_1">Part</text:span><text:span text:style-name="T18_2"><text:s/>2:<text:s/></text:span><text:span text:style-name="T18_3">New</text:span><text:span text:style-name="T18_4"><text:s/></text:span><text:span text:style-name="T18_5">Stuff</text:span></text:p>
      <text:p text:style-name="P19"/>
      <text:list text:style-name="LS2" xml:id="list9">
        <text:list-item>
          <text:p text:style-name="P20"><text:span text:style-name="T20_1">Read</text:span><text:span text:style-name="T20_2"><text:s/></text:span><text:span text:style-name="T20_3">the</text:span><text:span text:style-name="T20_4"><text:s/></text:span><text:span text:style-name="T20_5">man</text:span><text:span text:style-name="T20_6"><text:s/></text:span><text:span text:style-name="T20_7">page</text:span><text:span text:style-name="T20_8"><text:s/></text:span><text:span text:style-name="T20_9">for</text:span><text:span text:style-name="T20_10"><text:s/></text:span><text:span text:style-name="T20_11">the</text:span><text:span text:style-name="T20_12"><text:s/></text:span><text:span text:style-name="T20_13">sudo</text:span><text:span text:style-name="T20_14"><text:s/></text:span><text:span text:style-name="T20_15">command</text:span><text:span text:style-name="T20_16">.<text:s/></text:span><text:span text:style-name="T20_17">It</text:span><text:span text:style-name="T20_18"><text:s/></text:span><text:span text:style-name="T20_19">says</text:span><text:span text:style-name="T20_20"><text:s/></text:span><text:span text:style-name="T20_21">you</text:span><text:span text:style-name="T20_22"><text:s/></text:span><text:span text:style-name="T20_23">can</text:span><text:span text:style-name="T20_24"><text:s/></text:span><text:span text:style-name="T20_25">run</text:span><text:span text:style-name="T20_26"><text:s/></text:span><text:span text:style-name="T20_27">commands</text:span><text:span text:style-name="T20_28"><text:s/></text:span><text:span text:style-name="T20_29">as</text:span><text:span text:style-name="T20_30"><text:s/></text:span><text:span text:style-name="T20_31">the</text:span><text:span text:style-name="T20_32"><text:s/></text:span><text:span text:style-name="T20_33">superuser</text:span><text:span text:style-name="T20_34">.</text:span></text:p>
          <text:list>
            <text:list-item>
              <text:p text:style-name="P21"><text:span text:style-name="T21_1">What</text:span><text:span text:style-name="T21_2"><text:s/></text:span><text:span text:style-name="T21_3">does</text:span><text:span text:style-name="T21_4"><text:s/></text:span><text:span text:style-name="T21_5">superuser</text:span><text:span text:style-name="T21_6"><text:s/></text:span><text:span text:style-name="T21_7">in</text:span><text:span text:style-name="T21_8"><text:s/></text:span><text:span text:style-name="T21_9">Linux</text:span><text:span text:style-name="T21_10"><text:s/></text:span><text:span text:style-name="T21_11">mean</text:span><text:span text:style-name="T21_12">?<text:s/>(</text:span><text:span text:style-name="T21_13">Google</text:span><text:span text:style-name="T21_14"><text:s/></text:span><text:span text:style-name="T21_15">for</text:span><text:span text:style-name="T21_16"><text:s/></text:span><text:span text:style-name="T21_17">it</text:span><text:span text:style-name="T21_18">.)</text:span></text:p>
            </text:list-item>
            <text:list-item>
              <text:p text:style-name="P22"><text:span text:style-name="T22_1">What</text:span><text:span text:style-name="T22_2">'</text:span><text:span text:style-name="T22_3">s</text:span><text:span text:style-name="T22_4"><text:s/></text:span><text:span text:style-name="T22_5">the</text:span><text:span text:style-name="T22_6"><text:s/></text:span><text:span text:style-name="T22_7">superuser</text:span><text:span text:style-name="T22_8">'</text:span><text:span text:style-name="T22_9">s</text:span><text:span text:style-name="T22_10"><text:s/></text:span><text:span text:style-name="T22_11">username</text:span><text:span text:style-name="T22_12"><text:s/></text:span><text:span text:style-name="T22_13">on</text:span><text:span text:style-name="T22_14"><text:s/></text:span><text:span text:style-name="T22_15">Linux</text:span><text:span text:style-name="T22_16">?</text:span></text:p>
            </text:list-item>
            <text:list-item>
              <text:p text:style-name="P23"><text:span text:style-name="T23_1">What</text:span><text:span text:style-name="T23_2">'</text:span><text:span text:style-name="T23_3">s</text:span><text:span text:style-name="T23_4"><text:s/></text:span><text:span text:style-name="T23_5">your</text:span><text:span text:style-name="T23_6"><text:s/></text:span><text:span text:style-name="T23_7">regular</text:span><text:span text:style-name="T23_8"><text:s/></text:span><text:span text:style-name="T23_9">username</text:span><text:span text:style-name="T23_10"><text:s/></text:span><text:span text:style-name="T23_11">on</text:span><text:span text:style-name="T23_12"><text:s/></text:span><text:span text:style-name="T23_13">Linux</text:span><text:span text:style-name="T23_14">?<text:s/></text:span><text:span text:style-name="T23_15">Try</text:span><text:span text:style-name="T23_16"><text:s/></text:span><text:span text:style-name="T23_17">the</text:span><text:span text:style-name="T23_18"><text:s/></text:span><text:span text:style-name="T23_19">whoami</text:span><text:span text:style-name="T23_20"><text:s/></text:span><text:span text:style-name="T23_21">command</text:span><text:span text:style-name="T23_22"><text:s/></text:span><text:span text:style-name="T23_23">or</text:span><text:span text:style-name="T23_24"><text:s/></text:span><text:span text:style-name="T23_25">some</text:span><text:span text:style-name="T23_26"><text:s/></text:span><text:span text:style-name="T23_27">equivalent</text:span><text:span text:style-name="T23_28"><text:s/></text:span><text:span text:style-name="T23_29">alternative</text:span><text:span text:style-name="T23_30"><text:s/></text:span><text:span text:style-name="T23_31">for</text:span><text:span text:style-name="T23_32"><text:s/></text:span><text:span text:style-name="T23_33">your</text:span><text:span text:style-name="T23_34"><text:s/></text:span><text:span text:style-name="T23_35">Linux</text:span><text:span text:style-name="T23_36">.</text:span></text:p>
            </text:list-item>
            <text:list-item>
              <text:p text:style-name="P24"><text:span text:style-name="T24_1">Try</text:span><text:span text:style-name="T24_2"><text:s/></text:span><text:span text:style-name="T24_3">a</text:span><text:span text:style-name="T24_4"><text:s/></text:span><text:span text:style-name="T24_5">simple</text:span><text:span text:style-name="T24_6"><text:s/></text:span><text:span text:style-name="T24_7">command</text:span><text:span text:style-name="T24_8"><text:s/></text:span><text:span text:style-name="T24_9">as</text:span><text:span text:style-name="T24_10"><text:s/></text:span><text:span text:style-name="T24_11">the</text:span><text:span text:style-name="T24_12"><text:s/></text:span><text:span text:style-name="T24_13">superuser</text:span><text:span text:style-name="T24_14"><text:s/></text:span><text:span text:style-name="T24_15">by</text:span><text:span text:style-name="T24_16"><text:s/></text:span><text:span text:style-name="T24_17">running</text:span><text:span text:style-name="T24_18"><text:s/>"</text:span><text:span text:style-name="T24_19">sudo</text:span><text:span text:style-name="T24_20"><text:s/></text:span><text:span text:style-name="T24_21">ls</text:span><text:span text:style-name="T24_22"><text:s/>/</text:span><text:span text:style-name="T24_23">"<text:s/></text:span><text:span text:style-name="T24_24">without</text:span><text:span text:style-name="T24_25"><text:s/></text:span><text:span text:style-name="T24_26">the</text:span><text:span text:style-name="T24_27"><text:s/></text:span><text:span text:style-name="T24_28">quotes</text:span><text:span text:style-name="T24_29">.<text:s/></text:span><text:span text:style-name="T24_30">It</text:span><text:span text:style-name="T24_31"><text:s/></text:span><text:span text:style-name="T24_32">may</text:span><text:span text:style-name="T24_33"><text:s/></text:span><text:span text:style-name="T24_34">ask</text:span><text:span text:style-name="T24_35"><text:s/></text:span><text:span text:style-name="T24_36">you</text:span><text:span text:style-name="T24_37"><text:s/></text:span><text:span text:style-name="T24_38">for</text:span><text:span text:style-name="T24_39"><text:s/></text:span><text:span text:style-name="T24_40">your</text:span><text:span text:style-name="T24_41"><text:s/></text:span><text:span text:style-name="T24_42">password</text:span><text:span text:style-name="T24_43">.<text:s/></text:span><text:span text:style-name="T24_44">If</text:span><text:span text:style-name="T24_45"><text:s/></text:span><text:span text:style-name="T24_46">you</text:span><text:span text:style-name="T24_47">'</text:span><text:span text:style-name="T24_48">re</text:span><text:span text:style-name="T24_49"><text:s/></text:span><text:span text:style-name="T24_50">running</text:span><text:span text:style-name="T24_51"><text:s/></text:span><text:span text:style-name="T24_52">Ubuntu</text:span><text:span text:style-name="T24_53"><text:s/></text:span><text:span text:style-name="T24_54">in</text:span><text:span text:style-name="T24_55"><text:s/></text:span><text:span text:style-name="T24_56">VirtualBox</text:span><text:span text:style-name="T24_57">,<text:s/></text:span><text:span text:style-name="T24_58">there</text:span><text:span text:style-name="T24_59">'</text:span><text:span text:style-name="T24_60">s</text:span><text:span text:style-name="T24_61"><text:s/></text:span><text:span text:style-name="T24_62">no</text:span><text:span text:style-name="T24_63"><text:s/></text:span><text:span text:style-name="T24_64">password</text:span><text:span text:style-name="T24_65"><text:s/></text:span><text:span text:style-name="T24_66">or</text:span><text:span text:style-name="T24_67"><text:s/></text:span><text:span text:style-name="T24_68">the</text:span><text:span text:style-name="T24_69"><text:s/></text:span><text:span text:style-name="T24_70">password</text:span><text:span text:style-name="T24_71"><text:s/></text:span><text:span text:style-name="T24_72">is</text:span><text:span text:style-name="T24_73"><text:s/></text:span><text:span text:style-name="T24_74">a</text:span><text:span text:style-name="T24_75"><text:s/></text:span><text:span text:style-name="T24_76">blank</text:span><text:span text:style-name="T24_77"><text:s/></text:span><text:span text:style-name="T24_78">string</text:span><text:span text:style-name="T24_79"><text:s/></text:span><text:span text:style-name="T24_80">and</text:span><text:span text:style-name="T24_81"><text:s/></text:span><text:span text:style-name="T24_82">you</text:span><text:span text:style-name="T24_83"><text:s/></text:span><text:span text:style-name="T24_84">can</text:span><text:span text:style-name="T24_85"><text:s/></text:span><text:span text:style-name="T24_86">just</text:span><text:span text:style-name="T24_87"><text:s/></text:span><text:span text:style-name="T24_88">hit</text:span><text:span text:style-name="T24_89"><text:s/></text:span><text:span text:style-name="T24_90">enter</text:span><text:span text:style-name="T24_91"><text:s/></text:span><text:span text:style-name="T24_92">when</text:span><text:span text:style-name="T24_93"><text:s/></text:span><text:span text:style-name="T24_94">prompted</text:span><text:span text:style-name="T24_95">.<text:s/></text:span><text:span text:style-name="T24_96">Otherwise</text:span><text:span text:style-name="T24_97">,<text:s/></text:span><text:span text:style-name="T24_98">if</text:span><text:span text:style-name="T24_99"><text:s/></text:span><text:span text:style-name="T24_100">you</text:span><text:span text:style-name="T24_101"><text:s/></text:span><text:span text:style-name="T24_102">set</text:span><text:span text:style-name="T24_103"><text:s/></text:span><text:span text:style-name="T24_104">up</text:span><text:span text:style-name="T24_105"><text:s/></text:span><text:span text:style-name="T24_106">Linux</text:span><text:span text:style-name="T24_107"><text:s/></text:span><text:span text:style-name="T24_108">differently</text:span><text:span text:style-name="T24_109"><text:s/></text:span><text:span text:style-name="T24_110">yourself</text:span><text:span text:style-name="T24_111">,<text:s/></text:span><text:span text:style-name="T24_112">enter</text:span><text:span text:style-name="T24_113"><text:s/></text:span><text:span text:style-name="T24_114">the</text:span><text:span text:style-name="T24_115"><text:s/></text:span><text:span text:style-name="T24_116">password</text:span><text:span text:style-name="T24_117"><text:s/></text:span><text:span text:style-name="T24_118">for</text:span><text:span text:style-name="T24_119"><text:s/></text:span><text:span text:style-name="T24_120">your</text:span><text:span text:style-name="T24_121"><text:s/></text:span><text:span text:style-name="T24_122">user</text:span><text:span text:style-name="T24_123">/</text:span><text:span text:style-name="T24_124">account</text:span><text:span text:style-name="T24_125">.</text:span></text:p>
            </text:list-item>
            <text:list-item>
              <text:p text:style-name="P25"><text:span text:style-name="T25_1">Lastly</text:span><text:span text:style-name="T25_2">,<text:s/></text:span><text:span text:style-name="T25_3">try</text:span><text:span text:style-name="T25_4"><text:s/></text:span><text:span text:style-name="T25_5">sudo</text:span><text:span text:style-name="T25_6"><text:s/></text:span><text:span text:style-name="T25_7">whoami</text:span><text:span text:style-name="T25_8">.<text:s/></text:span><text:span text:style-name="T25_9">What</text:span><text:span text:style-name="T25_10"><text:s/></text:span><text:span text:style-name="T25_11">is</text:span><text:span text:style-name="T25_12"><text:s/></text:span><text:span text:style-name="T25_13">the</text:span><text:span text:style-name="T25_14"><text:s/></text:span><text:span text:style-name="T25_15">meaning</text:span><text:span text:style-name="T25_16"><text:s/></text:span><text:span text:style-name="T25_17">of</text:span><text:span text:style-name="T25_18"><text:s/></text:span><text:span text:style-name="T25_19">its</text:span><text:span text:style-name="T25_20"><text:s/></text:span><text:span text:style-name="T25_21">output</text:span><text:span text:style-name="T25_22">?</text:span><text:span text:style-name="T25_23"><text:line-break/></text:span></text:p>
            </text:list-item>
          </text:list>
        </text:list-item>
        <text:list-item>
          <text:p text:style-name="P26"><text:span text:style-name="T26_1">Generally</text:span><text:span text:style-name="T26_2"><text:s/></text:span><text:span text:style-name="T26_3">speaking</text:span><text:span text:style-name="T26_4">,<text:s/></text:span><text:span text:style-name="T26_5">you</text:span><text:span text:style-name="T26_6"><text:s/></text:span><text:span text:style-name="T26_7">should</text:span><text:span text:style-name="T26_8"><text:s/></text:span><text:span text:style-name="T26_9">use</text:span><text:span text:style-name="T26_10"><text:s/></text:span><text:span text:style-name="T26_11">a</text:span><text:span text:style-name="T26_12"><text:s/></text:span><text:span text:style-name="T26_13">text</text:span><text:span text:style-name="T26_14"><text:s/></text:span><text:span text:style-name="T26_15">editor</text:span><text:span text:style-name="T26_16"><text:s/></text:span><text:span text:style-name="T26_17">for</text:span><text:span text:style-name="T26_18"><text:s/></text:span><text:span text:style-name="T26_19">writing</text:span><text:span text:style-name="T26_20"><text:s/></text:span><text:span text:style-name="T26_21">and</text:span><text:span text:style-name="T26_22"><text:s/></text:span><text:span text:style-name="T26_23">editing</text:span><text:span text:style-name="T26_24"><text:s/></text:span><text:span text:style-name="T26_25">files</text:span><text:span text:style-name="T26_26">.<text:s/></text:span><text:span text:style-name="T26_27">Common</text:span><text:span text:style-name="T26_28"><text:s/></text:span><text:span text:style-name="T26_29">Linux</text:span><text:span text:style-name="T26_30"><text:s/></text:span><text:span text:style-name="T26_31">text</text:span><text:span text:style-name="T26_32"><text:s/></text:span><text:span text:style-name="T26_33">editors</text:span><text:span text:style-name="T26_34"><text:s/></text:span><text:span text:style-name="T26_35">include</text:span><text:span text:style-name="T26_36"><text:s/></text:span><text:span text:style-name="T26_37">vi</text:span><text:span text:style-name="T26_38">,<text:s/></text:span><text:span text:style-name="T26_39">emacs</text:span><text:span text:style-name="T26_40">,<text:s/></text:span><text:span text:style-name="T26_41">and</text:span><text:span text:style-name="T26_42"><text:s/>(</text:span><text:span text:style-name="T26_43">to</text:span><text:span text:style-name="T26_44"><text:s/></text:span><text:span text:style-name="T26_45">a</text:span><text:span text:style-name="T26_46"><text:s/></text:span><text:span text:style-name="T26_47">lesser</text:span><text:span text:style-name="T26_48"><text:s/></text:span><text:span text:style-name="T26_49">extant</text:span><text:span text:style-name="T26_50">)<text:s/></text:span><text:span text:style-name="T26_51">nano</text:span><text:span text:style-name="T26_52">.<text:s/></text:span><text:span text:style-name="T26_53">You</text:span><text:span text:style-name="T26_54"><text:s/></text:span><text:span text:style-name="T26_55">can</text:span><text:span text:style-name="T26_56"><text:s/></text:span><text:span text:style-name="T26_57">use</text:span><text:span text:style-name="T26_58"><text:s/></text:span><text:span text:style-name="T26_59">any</text:span><text:span text:style-name="T26_60"><text:s/></text:span><text:span text:style-name="T26_61">text</text:span><text:span text:style-name="T26_62"><text:s/></text:span><text:span text:style-name="T26_63">editor</text:span><text:span text:style-name="T26_64"><text:s/></text:span><text:span text:style-name="T26_65">you</text:span><text:span text:style-name="T26_66"><text:s/></text:span><text:span text:style-name="T26_67">like</text:span><text:span text:style-name="T26_68"><text:s/></text:span><text:span text:style-name="T26_69">for</text:span><text:span text:style-name="T26_70"><text:s/></text:span><text:span text:style-name="T26_71">this</text:span><text:span text:style-name="T26_72"><text:s/></text:span><text:span text:style-name="T26_73">class</text:span><text:span text:style-name="T26_74">,<text:s/></text:span><text:span text:style-name="T26_75">but</text:span><text:span text:style-name="T26_76"><text:s/></text:span><text:span text:style-name="T26_77">we</text:span><text:span text:style-name="T26_78"><text:s/></text:span><text:span text:style-name="T26_79">recommend</text:span><text:span text:style-name="T26_80"><text:s/></text:span><text:span text:style-name="T26_81">nano</text:span><text:span text:style-name="T26_82"><text:s/></text:span><text:span text:style-name="T26_83">as</text:span><text:span text:style-name="T26_84"><text:s/></text:span><text:span text:style-name="T26_85">a</text:span><text:span text:style-name="T26_86"><text:s/></text:span><text:span text:style-name="T26_87">starter</text:span><text:span text:style-name="T26_88">.</text:span></text:p>
          <text:list>
            <text:list-item>
              <text:p text:style-name="P27"><text:span text:style-name="T27_1">Try</text:span><text:span text:style-name="T27_2"><text:s/></text:span><text:span text:style-name="T27_3">running</text:span><text:span text:style-name="T27_4"><text:s/></text:span><text:span text:style-name="T27_5">the</text:span><text:span text:style-name="T27_6"><text:s/></text:span><text:span text:style-name="T27_7">nano</text:span><text:span text:style-name="T27_8"><text:s/></text:span><text:span text:style-name="T27_9">command</text:span><text:span text:style-name="T27_10">.<text:s/></text:span><text:span text:style-name="T27_11">Does</text:span><text:span text:style-name="T27_12"><text:s/></text:span><text:span text:style-name="T27_13">it</text:span><text:span text:style-name="T27_14"><text:s/></text:span><text:span text:style-name="T27_15">work</text:span><text:span text:style-name="T27_16">?<text:s/></text:span><text:span text:style-name="T27_17">If</text:span><text:span text:style-name="T27_18"><text:s/></text:span><text:span text:style-name="T27_19">not</text:span><text:span text:style-name="T27_20">,<text:s/></text:span><text:span text:style-name="T27_21">you</text:span><text:span text:style-name="T27_22"><text:s/></text:span><text:span text:style-name="T27_23">don</text:span><text:span text:style-name="T27_24">'</text:span><text:span text:style-name="T27_25">t</text:span><text:span text:style-name="T27_26"><text:s/></text:span><text:span text:style-name="T27_27">have</text:span><text:span text:style-name="T27_28"><text:s/></text:span><text:span text:style-name="T27_29">nano</text:span><text:span text:style-name="T27_30"><text:s/></text:span><text:span text:style-name="T27_31">installed</text:span><text:span text:style-name="T27_32">.<text:s/></text:span><text:span text:style-name="T27_33">Different</text:span><text:span text:style-name="T27_34"><text:s/></text:span><text:span text:style-name="T27_35">Linux</text:span><text:span text:style-name="T27_36"><text:s/></text:span><text:span text:style-name="T27_37">distributions</text:span><text:span text:style-name="T27_38"><text:s/></text:span><text:span text:style-name="T27_39">have</text:span><text:span text:style-name="T27_40"><text:s/></text:span><text:span text:style-name="T27_41">different</text:span><text:span text:style-name="T27_42"><text:s/></text:span><text:span text:style-name="T27_43">commands</text:span><text:span text:style-name="T27_44"><text:s/></text:span><text:span text:style-name="T27_45">for</text:span><text:span text:style-name="T27_46"><text:s/></text:span><text:span text:style-name="T27_47">installing</text:span><text:span text:style-name="T27_48"><text:s/></text:span><text:span text:style-name="T27_49">software</text:span><text:span text:style-name="T27_50">.<text:s/></text:span><text:span text:style-name="T27_51">On</text:span><text:span text:style-name="T27_52"><text:s/></text:span><text:span text:style-name="T27_53">Ubuntu</text:span><text:span text:style-name="T27_54"><text:s/></text:span><text:span text:style-name="T27_55">it</text:span><text:span text:style-name="T27_56">'</text:span><text:span text:style-name="T27_57">s</text:span><text:span text:style-name="T27_58"><text:s/>"</text:span><text:span text:style-name="T27_59">sudo</text:span><text:span text:style-name="T27_60"><text:s/></text:span><text:span text:style-name="T27_61">apt</text:span><text:span text:style-name="T27_62">-</text:span><text:span text:style-name="T27_63">get</text:span><text:span text:style-name="T27_64"><text:s/></text:span><text:span text:style-name="T27_65">install</text:span><text:span text:style-name="T27_66"><text:s/></text:span><text:span text:style-name="T27_67">nano</text:span><text:span text:style-name="T27_68">".<text:s/></text:span><text:span text:style-name="T27_69">On</text:span><text:span text:style-name="T27_70"><text:s/></text:span><text:span text:style-name="T27_71">Red</text:span><text:span text:style-name="T27_72"><text:s/></text:span><text:span text:style-name="T27_73">Hat</text:span><text:span text:style-name="T27_74"><text:s/></text:span><text:span text:style-name="T27_75">or</text:span><text:span text:style-name="T27_76"><text:s/></text:span><text:span text:style-name="T27_77">CentOS</text:span><text:span text:style-name="T27_78"><text:s/></text:span><text:span text:style-name="T27_79">Linuxes</text:span><text:span text:style-name="T27_80"><text:s/></text:span><text:span text:style-name="T27_81">it</text:span><text:span text:style-name="T27_82">'</text:span><text:span text:style-name="T27_83">s</text:span><text:span text:style-name="T27_84"><text:s/>"</text:span><text:span text:style-name="T27_85">sudo</text:span><text:span text:style-name="T27_86"><text:s/></text:span><text:span text:style-name="T27_87">yum</text:span><text:span text:style-name="T27_88"><text:s/></text:span><text:span text:style-name="T27_89">install</text:span><text:span text:style-name="T27_90"><text:s/></text:span><text:span text:style-name="T27_91">nano</text:span><text:span text:style-name="T27_92">".<text:s/></text:span><text:span text:style-name="T27_93">Your</text:span><text:span text:style-name="T27_94"><text:s/></text:span><text:span text:style-name="T27_95">Linux</text:span><text:span text:style-name="T27_96"><text:s/></text:span><text:span text:style-name="T27_97">may</text:span><text:span text:style-name="T27_98"><text:s/></text:span><text:span text:style-name="T27_99">have</text:span><text:span text:style-name="T27_100"><text:s/></text:span><text:span text:style-name="T27_101">a</text:span><text:span text:style-name="T27_102"><text:s/></text:span><text:span text:style-name="T27_103">still</text:span><text:span text:style-name="T27_104"><text:s/></text:span><text:span text:style-name="T27_105">different</text:span><text:span text:style-name="T27_106"><text:s/></text:span><text:span text:style-name="T27_107">command</text:span><text:span text:style-name="T27_108"><text:s/></text:span><text:span text:style-name="T27_109">for</text:span><text:span text:style-name="T27_110"><text:s/></text:span><text:span text:style-name="T27_111">installing</text:span><text:span text:style-name="T27_112"><text:s/></text:span><text:span text:style-name="T27_113">software</text:span><text:span text:style-name="T27_114">.</text:span></text:p>
            </text:list-item>
            <text:list-item>
              <text:p text:style-name="P28"><text:span text:style-name="T28_1">Now</text:span><text:span text:style-name="T28_2"><text:s/></text:span><text:span text:style-name="T28_3">cd</text:span><text:span text:style-name="T28_4"><text:s/></text:span><text:span text:style-name="T28_5">into</text:span><text:span text:style-name="T28_6"><text:s/></text:span><text:span text:style-name="T28_7">your</text:span><text:span text:style-name="T28_8"><text:s/></text:span><text:span text:style-name="T28_9">home</text:span><text:span text:style-name="T28_10"><text:s/></text:span><text:span text:style-name="T28_11">directory</text:span><text:span text:style-name="T28_12"><text:s/>("</text:span><text:span text:style-name="T28_13">cd</text:span><text:span text:style-name="T28_14"><text:s/>/</text:span><text:span text:style-name="T28_15">home</text:span><text:span text:style-name="T28_16">/&lt;</text:span><text:span text:style-name="T28_17">username</text:span><text:span text:style-name="T28_18">&gt;</text:span><text:span text:style-name="T28_19">"<text:s/></text:span><text:span text:style-name="T28_20">or</text:span><text:span text:style-name="T28_21"><text:s/></text:span><text:span text:style-name="T28_22">just</text:span><text:span text:style-name="T28_23"><text:s/>"</text:span><text:span text:style-name="T28_24">cd</text:span><text:span text:style-name="T28_25"><text:s/>~</text:span><text:span text:style-name="T28_26">").<text:s/></text:span><text:span text:style-name="T28_27">Then</text:span><text:span text:style-name="T28_28"><text:s/></text:span><text:span text:style-name="T28_29">run</text:span><text:span text:style-name="T28_30"><text:s/>"</text:span><text:span text:style-name="T28_31">nano</text:span><text:span text:style-name="T28_32"><text:s/></text:span><text:span text:style-name="T28_33">whatever</text:span><text:span text:style-name="T28_34">.</text:span><text:span text:style-name="T28_35">txt</text:span><text:span text:style-name="T28_36">".<text:s/></text:span><text:span text:style-name="T28_37">Type</text:span><text:span text:style-name="T28_38"><text:s/></text:span><text:span text:style-name="T28_39">in</text:span><text:span text:style-name="T28_40"><text:s/></text:span><text:span text:style-name="T28_41">some</text:span><text:span text:style-name="T28_42"><text:s/></text:span><text:span text:style-name="T28_43">text</text:span><text:span text:style-name="T28_44">,<text:s/></text:span><text:span text:style-name="T28_45">save</text:span><text:span text:style-name="T28_46"><text:s/></text:span><text:span text:style-name="T28_47">your</text:span><text:span text:style-name="T28_48"><text:s/></text:span><text:span text:style-name="T28_49">work</text:span><text:span text:style-name="T28_50"><text:s/>(</text:span><text:span text:style-name="T28_51">how</text:span><text:span text:style-name="T28_52">?),<text:s/></text:span><text:span text:style-name="T28_53">and</text:span><text:span text:style-name="T28_54"><text:s/></text:span><text:span text:style-name="T28_55">exit</text:span><text:span text:style-name="T28_56"><text:s/></text:span><text:span text:style-name="T28_57">nano</text:span><text:span text:style-name="T28_58"><text:s/>(</text:span><text:span text:style-name="T28_59">how</text:span><text:span text:style-name="T28_60">?).<text:s/></text:span><text:span text:style-name="T28_61">Confirm</text:span><text:span text:style-name="T28_62"><text:s/></text:span><text:span text:style-name="T28_63">you</text:span><text:span text:style-name="T28_64">'</text:span><text:span text:style-name="T28_65">ve</text:span><text:span text:style-name="T28_66"><text:s/></text:span><text:span text:style-name="T28_67">successfully</text:span><text:span text:style-name="T28_68"><text:s/></text:span><text:span text:style-name="T28_69">edited</text:span><text:span text:style-name="T28_70"><text:s/></text:span><text:span text:style-name="T28_71">the</text:span><text:span text:style-name="T28_72"><text:s/></text:span><text:span text:style-name="T28_73">file</text:span><text:span text:style-name="T28_74"><text:s/></text:span><text:span text:style-name="T28_75">with</text:span><text:span text:style-name="T28_76"><text:s/>"</text:span><text:span text:style-name="T28_77">cat</text:span><text:span text:style-name="T28_78"><text:s/></text:span><text:span text:style-name="T28_79">whatever</text:span><text:span text:style-name="T28_80">.</text:span><text:span text:style-name="T28_81">txt</text:span><text:span text:style-name="T28_82">".</text:span></text:p>
            </text:list-item>
            <text:list-item>
              <text:p text:style-name="P29"><text:span text:style-name="T29_1">Spend</text:span><text:span text:style-name="T29_2"><text:s/></text:span><text:span text:style-name="T29_3">some</text:span><text:span text:style-name="T29_4"><text:s/></text:span><text:span text:style-name="T29_5">time</text:span><text:span text:style-name="T29_6"><text:s/></text:span><text:span text:style-name="T29_7">playing</text:span><text:span text:style-name="T29_8"><text:s/></text:span><text:span text:style-name="T29_9">with</text:span><text:span text:style-name="T29_10"><text:s/></text:span><text:span text:style-name="T29_11">your</text:span><text:span text:style-name="T29_12"><text:s/></text:span><text:span text:style-name="T29_13">text</text:span><text:span text:style-name="T29_14"><text:s/></text:span><text:span text:style-name="T29_15">editor</text:span><text:span text:style-name="T29_16">.<text:s/></text:span><text:span text:style-name="T29_17">For</text:span><text:span text:style-name="T29_18"><text:s/></text:span><text:span text:style-name="T29_19">example</text:span><text:span text:style-name="T29_20">,<text:s/></text:span><text:span text:style-name="T29_21">try</text:span><text:span text:style-name="T29_22"><text:s/></text:span><text:span text:style-name="T29_23">the</text:span><text:span text:style-name="T29_24"><text:s/></text:span><text:span text:style-name="T29_25">exercises</text:span><text:span text:style-name="T29_26"><text:s/></text:span><text:span text:style-name="T29_27">from</text:span><text:span text:style-name="T29_28"><text:s/></text:span><text:span text:style-name="T29_29">Class</text:span><text:span text:style-name="T29_30"><text:s/>1<text:s/></text:span><text:span text:style-name="T29_31">without</text:span><text:span text:style-name="T29_32"><text:s/></text:span><text:span text:style-name="T29_33">using</text:span><text:span text:style-name="T29_34"><text:s/></text:span><text:span text:style-name="T29_35">echo</text:span><text:span text:style-name="T29_36">.<text:s/></text:span><text:span text:style-name="T29_37">Read</text:span><text:span text:style-name="T29_38"><text:s/></text:span><text:span text:style-name="T29_39">some</text:span><text:span text:style-name="T29_40"><text:s/></text:span><text:span text:style-name="T29_41">documentation</text:span><text:span text:style-name="T29_42"><text:s/></text:span><text:span text:style-name="T29_43">for</text:span><text:span text:style-name="T29_44"><text:s/></text:span><text:span text:style-name="T29_45">your</text:span><text:span text:style-name="T29_46"><text:s/></text:span><text:span text:style-name="T29_47">editor</text:span><text:span text:style-name="T29_48"><text:s/></text:span><text:span text:style-name="T29_49">and</text:span><text:span text:style-name="T29_50"><text:s/></text:span><text:span text:style-name="T29_51">try</text:span><text:span text:style-name="T29_52"><text:s/></text:span><text:span text:style-name="T29_53">it</text:span><text:span text:style-name="T29_54"><text:s/></text:span><text:span text:style-name="T29_55">out</text:span><text:span text:style-name="T29_56">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>
        <style:tab-stops>
          <style:tab-stop style:type="left" style:leader-style="none" style:position="0.609cm"/>
          <style:tab-stop style:type="left" style:leader-style="none" style:position="1.244cm"/>
          <style:tab-stop style:type="left" style:leader-style="none" style:position="1.879cm"/>
          <style:tab-stop style:type="left" style:leader-style="none" style:position="2.514cm"/>
        </style:tab-stops>
      </style:paragraph-properties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Heading_20_2" style:display-name="Heading 2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Heading_20_5" style:display-name="Heading 5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Heading_20_6" style:display-name="Heading 6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Subtitle" style:family="paragraph" style:parent-style-name="Standard">
      <style:paragraph-properties fo:break-before="auto" fo:line-height="115%" fo:margin-top="0cm" fo:margin-bottom="0cm" style:writing-mode="lr-tb"/>
      <style:text-properties fo:font-style="normal" style:font-style-asian="normal" style:font-style-complex="normal" fo:color="#000000" style:font-name="Arial" fo:font-size="11pt" style:font-name-asian="Arial" style:font-size-asian="11pt" style:font-name-complex="Arial" style:font-size-complex="11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